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22cm"/>
    </style:style>
    <style:style style:name="gr2" style:family="graphic" style:parent-style-name="standard">
      <style:graphic-properties draw:textarea-horizontal-align="justify" draw:textarea-vertical-align="middle" draw:auto-grow-height="false" fo:min-height="6.481cm" fo:min-width="4.70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2.9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118cm"/>
    </style:style>
    <style:style style:name="gr9" style:family="graphic" style:parent-style-name="standard">
      <style:graphic-properties draw:fill="solid" draw:fill-color="#ccffcc" draw:textarea-horizontal-align="justify" draw:textarea-vertical-align="middle" draw:auto-grow-height="false" fo:min-height="0.919cm" fo:min-width="1.118cm"/>
    </style:style>
    <style:style style:name="gr10" style:family="graphic" style:parent-style-name="standard">
      <style:graphic-properties draw:fill="solid" draw:fill-color="#ccffcc" draw:textarea-horizontal-align="justify" draw:textarea-vertical-align="middle" draw:auto-grow-height="false" fo:min-height="0.791cm" fo:min-width="2.619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1.084cm" fo:min-width="0.744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 fo:min-height="1.401cm" fo:min-width="1.9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18cm"/>
    </style:style>
    <style:style style:name="co1" style:family="table-column">
      <style:table-column-properties style:column-width="4.538cm" style:use-optimal-column-width="false"/>
    </style:style>
    <style:style style:name="co2" style:family="table-column">
      <style:table-column-properties style:column-width="4.55cm" style:use-optimal-column-width="false"/>
    </style:style>
    <style:style style:name="co3" style:family="table-column">
      <style:table-column-properties style:column-width="4.759cm" style:use-optimal-column-width="false"/>
    </style:style>
    <style:style style:name="co4" style:family="table-column">
      <style:table-column-properties style:column-width="10.274cm" style:use-optimal-column-width="false"/>
    </style:style>
    <style:style style:name="co5" style:family="table-column">
      <style:table-column-properties style:column-width="11.841cm" style:use-optimal-column-width="false"/>
    </style:style>
    <style:style style:name="co6" style:family="table-column">
      <style:table-column-properties style:column-width="7.686cm" style:use-optimal-column-width="false"/>
    </style:style>
    <style:style style:name="co7" style:family="table-column">
      <style:table-column-properties style:column-width="6.898cm" style:use-optimal-column-width="false"/>
    </style:style>
    <style:style style:name="co8" style:family="table-column">
      <style:table-column-properties style:column-width="6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769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395cm"/>
    </style:style>
    <style:style style:name="ro5" style:family="table-row">
      <style:table-row-properties style:row-height="1.343cm"/>
    </style:style>
    <style:style style:name="ro6" style:family="table-row">
      <style:table-row-properties style:row-height="1.153cm"/>
    </style:style>
    <style:style style:name="ce1" style:family="table-cell">
      <style:graphic-properties style:repeat="repeat"/>
      <style:text-properties fo:color="#0066cc"/>
    </style:style>
    <style:style style:name="ce2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  <style:text-properties fo:color="#0066cc" fo:font-size="14pt" style:font-size-asian="14pt" style:font-size-complex="14pt"/>
    </style:style>
    <style:style style:name="ce4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line-height="150%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66cc" fo:font-size="18pt"/>
    </style:style>
    <style:style style:name="T4" style:family="text">
      <style:text-properties fo:color="#0066cc"/>
    </style:style>
    <style:style style:name="T5" style:family="text">
      <style:text-properties fo:color="#0066cc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66c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22cm" svg:height="1.119cm" svg:x="7.804cm" svg:y="2.343cm">
          <draw:text-box>
            <text:p><text:span text:style-name="T1">D-flip flop</text:span></text:p>
          </draw:text-box>
        </draw:frame>
        <draw:custom-shape draw:style-name="gr2" draw:text-style-name="P2" draw:layer="layout" svg:width="5.207cm" svg:height="6.731cm" svg:x="8.239cm" svg:y="6.334cm">
          <text:p text:style-name="P2">D_flip flop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191cm" svg:y1="7.523cm" svg:x2="8.493cm" svg:y2="7.523cm">
          <text:p/>
        </draw:line>
        <draw:custom-shape draw:style-name="gr4" draw:text-style-name="P2" draw:layer="layout" svg:width="3.983cm" svg:height="1.016cm" svg:x="5.291cm" svg:y="9.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2" draw:layer="layout" svg:x1="13.446cm" svg:y1="9.89cm" svg:x2="17.256cm" svg:y2="9.89cm">
          <text:p/>
        </draw:line>
        <draw:frame draw:style-name="gr5" draw:text-style-name="P3" draw:layer="layout" svg:width="1.467cm" svg:height="0.806cm" svg:x="4.175cm" svg:y="6.461cm">
          <draw:text-box>
            <text:p><text:span text:style-name="T2">data</text:span></text:p>
          </draw:text-box>
        </draw:frame>
        <draw:frame draw:style-name="gr6" draw:text-style-name="P3" draw:layer="layout" svg:width="1.637cm" svg:height="0.806cm" svg:x="4.256cm" svg:y="8.82cm">
          <draw:text-box>
            <text:p><text:span text:style-name="T2">clock</text:span></text:p>
          </draw:text-box>
        </draw:frame>
        <draw:frame draw:style-name="gr7" draw:text-style-name="P3" draw:layer="layout" svg:width="0.777cm" svg:height="0.806cm" svg:x="16.086cm" svg:y="8.855cm">
          <draw:text-box>
            <text:p><text:span text:style-name="T2">q</text:span></text:p>
          </draw:text-box>
        </draw:frame>
      </draw:page>
      <draw:page draw:name="page2" draw:style-name="dp1" draw:master-page-name="Default">
        <draw:frame draw:style-name="standard" draw:layer="layout" svg:width="18.163cm" svg:height="6.819cm" svg:x="1.891cm" svg:y="4.1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<text:s text:c="4"/></text:span></text:p>
                <text:p><text:span text:style-name="T3"><text:s text:c="6"/></text:span><text:span text:style-name="T3">signal</text:span></text:p>
              </table:table-cell>
              <table:table-cell>
                <text:p><text:span text:style-name="T3"/></text:p>
                <text:p><text:span text:style-name="T3"><text:s text:c="5"/></text:span><text:span text:style-name="T3">direction</text:span></text:p>
              </table:table-cell>
              <table:table-cell>
                <text:p><text:span text:style-name="T3"/></text:p>
                <text:p><text:span text:style-name="T3"><text:s text:c="8"/></text:span><text:span text:style-name="T3">width</text:span></text:p>
              </table:table-cell>
              <table:table-cell>
                <text:p><text:span text:style-name="T3"/></text:p>
                <text:p><text:span text:style-name="T3"><text:s/></text:span><text:span text:style-name="T3">description</text:span></text:p>
              </table:table-cell>
            </table:table-row>
            <table:table-row table:style-name="ro2" table:default-cell-style-name="ce1">
              <table:table-cell>
                <text:p><text:span text:style-name="T3">data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3">clock</text:span></text:p>
              </table:table-cell>
              <table:table-cell>
                <text:p><text:span text:style-name="T3">input</text:span></text:p>
              </table:table-cell>
              <table:table-cell>
                <text:p><text:span text:style-name="T3"><text:s text:c="6"/></text:span><text:span text:style-name="T3">1 bit</text:span></text:p>
              </table:table-cell>
              <table:table-cell>
                <text:p><text:span text:style-name="T3">Assume 50MHz</text:span></text:p>
              </table:table-cell>
            </table:table-row>
            <table:table-row table:style-name="ro3" table:default-cell-style-name="ce1">
              <table:table-cell>
                <text:p><text:span text:style-name="T3">q</text:span></text:p>
              </table:table-cell>
              <table:table-cell>
                <text:p><text:span text:style-name="T3">output</text:span></text:p>
              </table:table-cell>
              <table:table-cell>
                <text:p><text:span text:style-name="T3"><text:s text:c="7"/></text:span><text:span text:style-name="T3">1 bit</text:span></text:p>
              </table:table-cell>
              <table:table-cell>
                <text:p><text:span text:style-name="T3">1 bit input</text:span></text:p>
                <text:p><text:span text:style-name="T3">dat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" draw:layer="layout" svg:width="7.618cm" svg:height="1.119cm" svg:x="7.004cm" svg:y="1.789cm">
          <draw:text-box>
            <text:p><text:span text:style-name="T1">Module description</text:span></text:p>
          </draw:text-box>
        </draw:frame>
      </draw:page>
      <draw:page draw:name="page3" draw:style-name="dp1" draw:master-page-name="Default">
        <draw:frame draw:style-name="standard" draw:layer="layout" svg:width="18.163cm" svg:height="6.819cm" svg:x="1.891cm" svg:y="4.1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<text:s text:c="4"/></text:span></text:p>
                <text:p><text:span text:style-name="T4"><text:s text:c="6"/></text:span><text:span text:style-name="T4">signal</text:span></text:p>
              </table:table-cell>
              <table:table-cell>
                <text:p><text:span text:style-name="T4"/></text:p>
                <text:p><text:span text:style-name="T4"><text:s text:c="5"/></text:span><text:span text:style-name="T4">direction</text:span></text:p>
              </table:table-cell>
              <table:table-cell>
                <text:p><text:span text:style-name="T4"/></text:p>
                <text:p><text:span text:style-name="T4"><text:s text:c="8"/></text:span><text:span text:style-name="T4">width</text:span></text:p>
              </table:table-cell>
              <table:table-cell>
                <text:p><text:span text:style-name="T4"/></text:p>
                <text:p><text:span text:style-name="T4"><text:s/></text:span><text:span text:style-name="T4">description</text:span></text:p>
              </table:table-cell>
            </table:table-row>
            <table:table-row table:style-name="ro2" table:default-cell-style-name="ce1">
              <table:table-cell>
                <text:p><text:span text:style-name="T4">data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1 bit input <text:s text:c="5"/>data</text:span></text:p>
              </table:table-cell>
            </table:table-row>
            <table:table-row table:style-name="ro1" table:default-cell-style-name="ce1">
              <table:table-cell>
                <text:p><text:span text:style-name="T4">clock</text:span></text:p>
              </table:table-cell>
              <table:table-cell>
                <text:p><text:span text:style-name="T4">input</text:span></text:p>
              </table:table-cell>
              <table:table-cell>
                <text:p><text:span text:style-name="T4"><text:s text:c="6"/></text:span><text:span text:style-name="T4">1 bit</text:span></text:p>
              </table:table-cell>
              <table:table-cell>
                <text:p><text:span text:style-name="T4">Assume 50MHz</text:span></text:p>
              </table:table-cell>
            </table:table-row>
            <table:table-row table:style-name="ro3" table:default-cell-style-name="ce1">
              <table:table-cell>
                <text:p><text:span text:style-name="T4">q</text:span></text:p>
              </table:table-cell>
              <table:table-cell>
                <text:p><text:span text:style-name="T4">output</text:span></text:p>
              </table:table-cell>
              <table:table-cell>
                <text:p><text:span text:style-name="T4"><text:s text:c="7"/></text:span><text:span text:style-name="T4">1 bit</text:span></text:p>
              </table:table-cell>
              <table:table-cell>
                <text:p><text:span text:style-name="T4">1 bit input</text:span></text:p>
                <text:p><text:span text:style-name="T4">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" draw:layer="layout" svg:width="7.618cm" svg:height="1.119cm" svg:x="7.004cm" svg:y="1.789cm">
          <draw:text-box>
            <text:p><text:span text:style-name="T1">Module description</text:span></text:p>
          </draw:text-box>
        </draw:frame>
      </draw:page>
      <draw:page draw:name="page4" draw:style-name="dp1" draw:master-page-name="Default">
        <draw:custom-shape draw:style-name="gr9" draw:text-style-name="P4" draw:layer="layout" svg:width="2.286cm" svg:height="1.651cm" svg:x="8.574cm" svg:y="5.997cm">
          <text:p text:style-name="P2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4.953cm" svg:height="1.651cm" svg:x="7.096cm" svg:y="8.972cm">
          <text:p text:style-name="P2"><text:span text:style-name="T2">input=clock,</text:span></text:p>
          <text:p text:style-name="P2"><text:span text:style-name="T2">Data</text:span></text:p>
          <text:p text:style-name="P2"><text:span text:style-name="T2">output=q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xml:id="id1" draw:id="id1" draw:layer="layout" svg:width="2.486cm" svg:height="2.667cm" svg:x="8.474cm" svg:y="12.12cm">
          <text:p text:style-name="P2"><text:span text:style-name="T2">clock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draw:layer="layout" svg:width="2.413cm" svg:height="1.651cm" svg:x="8.574cm" svg:y="16.592cm">
          <text:p text:style-name="P2"><text:span text:style-name="T2">q=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" draw:id="id2" draw:layer="layout" svg:width="2.413cm" svg:height="1.651cm" svg:x="15.332cm" svg:y="14.787cm">
          <text:p text:style-name="P2"><text:span text:style-name="T2">q=q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86cm" svg:height="1.651cm" svg:x="8.528cm" svg:y="19.975cm">
          <text:p text:style-name="P2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0.96cm" svg:y1="13.454cm" svg:x2="16.538cm" svg:y2="14.787cm" draw:start-shape="id1" draw:start-glue-point="7" draw:end-shape="id2" draw:end-glue-point="0" svg:d="M10960 13454h5578v1333" svg:viewBox="0 0 5579 1334">
          <text:p/>
        </draw:connector>
        <draw:line draw:style-name="gr3" draw:text-style-name="P2" draw:layer="layout" svg:x1="9.663cm" svg:y1="14.714cm" svg:x2="9.663cm" svg:y2="16.619cm">
          <text:p/>
        </draw:line>
        <draw:line draw:style-name="gr3" draw:text-style-name="P2" draw:layer="layout" svg:x1="9.763cm" svg:y1="10.115cm" svg:x2="9.763cm" svg:y2="12.147cm">
          <text:p/>
        </draw:line>
        <draw:line draw:style-name="gr3" draw:text-style-name="P2" draw:layer="layout" svg:x1="9.636cm" svg:y1="18.17cm" svg:x2="9.636cm" svg:y2="20.075cm">
          <text:p/>
        </draw:line>
        <draw:line draw:style-name="gr3" draw:text-style-name="P2" draw:layer="layout" svg:x1="9.763cm" svg:y1="7.602cm" svg:x2="9.763cm" svg:y2="8.999cm">
          <text:p/>
        </draw:line>
        <draw:frame draw:style-name="gr13" draw:text-style-name="P3" draw:layer="layout" svg:width="3.533cm" svg:height="0.806cm" svg:x="13.319cm" svg:y="12.782cm">
          <draw:text-box>
            <text:p><text:span text:style-name="T2">No (negedge)</text:span></text:p>
          </draw:text-box>
        </draw:frame>
        <draw:frame draw:style-name="gr14" draw:text-style-name="P3" draw:layer="layout" svg:width="3.677cm" svg:height="0.806cm" svg:x="9.619cm" svg:y="15.082cm">
          <draw:text-box>
            <text:p><text:span text:style-name="T2">Yes (posedge)</text:span></text:p>
          </draw:text-box>
        </draw:frame>
        <draw:frame draw:style-name="gr15" draw:text-style-name="P1" draw:layer="layout" svg:width="9.464cm" svg:height="1.119cm" svg:x="5.158cm" svg:y="1.127cm">
          <draw:text-box>
            <text:p><text:span text:style-name="T1">Flow chart for D-flip flop</text:span></text:p>
          </draw:text-box>
        </draw:frame>
      </draw:page>
      <draw:page draw:name="page5" draw:style-name="dp1" draw:master-page-name="Default">
        <draw:frame draw:style-name="gr16" draw:text-style-name="P1" draw:layer="layout" svg:width="4.418cm" svg:height="1.119cm" svg:x="8.118cm" svg:y="1.581cm">
          <draw:text-box>
            <text:p><text:span text:style-name="T1">Test cases</text:span></text:p>
          </draw:text-box>
        </draw:frame>
        <draw:frame draw:style-name="standard" draw:layer="layout" svg:width="48.004cm" svg:height="14.249cm" svg:x="-13.605cm" svg:y="4.049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5">S.no:</text:span></text:p>
              </table:table-cell>
              <table:table-cell>
                <text:p><text:span text:style-name="T5">Functionality</text:span></text:p>
              </table:table-cell>
              <table:table-cell>
                <text:p><text:span text:style-name="T5"><text:s text:c="4"/></text:span><text:span text:style-name="T5">Test procedure</text:span></text:p>
              </table:table-cell>
              <table:table-cell>
                <text:p><text:span text:style-name="T5">Expected output</text:span></text:p>
              </table:table-cell>
              <table:table-cell>
                <text:p><text:span text:style-name="T5">Actual output</text:span></text:p>
              </table:table-cell>
              <table:table-cell>
                <text:p><text:span text:style-name="T5">Result </text:span></text:p>
                <text:p><text:span text:style-name="T5">Pass/fail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5">1.</text:span></text:p>
              </table:table-cell>
              <table:table-cell>
                <text:p><text:span text:style-name="T6">Clock check-</text:span></text:p>
                <text:p><text:span text:style-name="T6">Check for clock of the circuit by making clock as posedge clk.</text:span></text:p>
                <text:p><text:span text:style-name="T6">According to spec the circuit is sensed at posedge of clock.</text:span></text:p>
              </table:table-cell>
              <table:table-cell>
                <text:p><text:span text:style-name="T6">Make</text:span></text:p>
                <text:p><text:span text:style-name="T6">clk=posedge</text:span></text:p>
                <text:p><text:span text:style-name="T6">input=data</text:span></text:p>
                <text:p><text:span text:style-name="T6">(at negedge of clock)</text:span></text:p>
              </table:table-cell>
              <table:table-cell table:style-name="ce4">
                <text:p text:style-name="P5"><text:span text:style-name="T6">q=data(it follows input)</text:span></text:p>
              </table:table-cell>
              <table:table-cell>
                <text:p><text:span text:style-name="T6">clock=0,</text:span><text:span text:style-name="T6"><text:tab/></text:span><text:span text:style-name="T6">data=1,</text:span><text:span text:style-name="T6"><text:tab/></text:span><text:span text:style-name="T6">q=0</text:span></text:p>
                <text:p><text:span text:style-name="T6">clock=1,</text:span><text:span text:style-name="T6"><text:tab/></text:span><text:span text:style-name="T6">data=1,</text:span><text:span text:style-name="T6"><text:tab/></text:span><text:span text:style-name="T6">q=1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5">2.</text:span></text:p>
              </table:table-cell>
              <table:table-cell>
                <text:p><text:span text:style-name="T6">Clock check-</text:span></text:p>
                <text:p><text:span text:style-name="T6">Check for clock of the cicuit by making clock as negedge clk.</text:span></text:p>
                <text:p><text:span text:style-name="T6">According to spec the circuit is sensed at posedge of clock.</text:span></text:p>
              </table:table-cell>
              <table:table-cell>
                <text:p><text:span text:style-name="T6">Make</text:span></text:p>
                <text:p><text:span text:style-name="T6">clk=negedge</text:span></text:p>
                <text:p><text:span text:style-name="T6"><text:s/></text:span><text:span text:style-name="T6">input=data</text:span></text:p>
                <text:p><text:span text:style-name="T6">(at negedge clock)</text:span></text:p>
              </table:table-cell>
              <table:table-cell>
                <text:p><text:span text:style-name="T6">q=q(it holds the previous data)</text:span></text:p>
              </table:table-cell>
              <table:table-cell>
                <text:p><text:span text:style-name="T6">clock=1,</text:span><text:span text:style-name="T6"><text:tab/></text:span><text:span text:style-name="T6">data=1,</text:span><text:span text:style-name="T6"><text:tab/></text:span><text:span text:style-name="T6">q=1</text:span></text:p>
                <text:p><text:span text:style-name="T6">clock=0,</text:span><text:span text:style-name="T6"><text:tab/></text:span><text:span text:style-name="T6">data=z,</text:span><text:span text:style-name="T6"><text:tab/></text:span><text:span text:style-name="T6">q=1</text:span></text:p>
                <text:p><text:span text:style-name="T6">clock=1,</text:span><text:span text:style-name="T6"><text:tab/></text:span><text:span text:style-name="T6">data=z,</text:span><text:span text:style-name="T6"><text:tab/></text:span><text:span text:style-name="T6">q=z</text:span></text:p>
                <text:p><text:span text:style-name="T6">clock=0,</text:span><text:span text:style-name="T6"><text:tab/></text:span><text:span text:style-name="T6">data=1,</text:span><text:span text:style-name="T6"><text:tab/></text:span><text:span text:style-name="T6">q=z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5">3.</text:span></text:p>
              </table:table-cell>
              <table:table-cell>
                <text:p><text:span text:style-name="T6">data_in check-</text:span></text:p>
                <text:p><text:span text:style-name="T6">Check for data of the circuit by making data as unknown. When posedge of clock. </text:span></text:p>
                <text:p><text:span text:style-name="T6">According to spec the circuit is sensed at posedge of clock.</text:span></text:p>
              </table:table-cell>
              <table:table-cell>
                <text:p><text:span text:style-name="T6">Make </text:span></text:p>
                <text:p><text:span text:style-name="T6">Clk=posedge</text:span></text:p>
                <text:p><text:span text:style-name="T6">data=x</text:span></text:p>
                <text:p><text:span text:style-name="T6">(at negedge clk)</text:span></text:p>
              </table:table-cell>
              <table:table-cell>
                <text:p><text:span text:style-name="T6">q=data(it follows the input)</text:span></text:p>
              </table:table-cell>
              <table:table-cell>
                <text:p><text:span text:style-name="T6">clock=0,</text:span><text:span text:style-name="T6"><text:tab/></text:span><text:span text:style-name="T6">data=x,</text:span><text:span text:style-name="T6"><text:tab/></text:span><text:span text:style-name="T6">q=1</text:span></text:p>
                <text:p><text:span text:style-name="T6">clock=1,</text:span><text:span text:style-name="T6"><text:tab/></text:span><text:span text:style-name="T6">data=x,</text:span><text:span text:style-name="T6"><text:tab/></text:span><text:span text:style-name="T6">q=x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5">4.</text:span></text:p>
              </table:table-cell>
              <table:table-cell>
                <text:p><text:span text:style-name="T6">data_in check-</text:span></text:p>
                <text:p><text:span text:style-name="T6">Check for data of the circuit by making data as known data. when negedge of clk.</text:span></text:p>
                <text:p><text:span text:style-name="T6"/></text:p>
                <text:p><text:s/><text:span text:style-name="T6">According to spec the circuit is sensed at posedge of clock.</text:span></text:p>
              </table:table-cell>
              <table:table-cell>
                <text:p><text:span text:style-name="T6">Make</text:span></text:p>
                <text:p><text:span text:style-name="T6">clk=negedge </text:span></text:p>
                <text:p><text:span text:style-name="T6">data=known value.(at negedge clk)</text:span></text:p>
              </table:table-cell>
              <table:table-cell>
                <text:p><text:span text:style-name="T6">q=q(it holds the previous input)</text:span></text:p>
              </table:table-cell>
              <table:table-cell>
                <text:p><text:span text:style-name="T6">clock=0,</text:span><text:span text:style-name="T6"><text:tab/></text:span><text:span text:style-name="T6">data=0,</text:span><text:span text:style-name="T6"><text:tab/></text:span><text:span text:style-name="T6">q=0</text:span></text:p>
                <text:p><text:span text:style-name="T6">clock=1,</text:span><text:span text:style-name="T6"><text:tab/></text:span><text:span text:style-name="T6">data=0,</text:span><text:span text:style-name="T6"><text:tab/></text:span><text:span text:style-name="T6">q=0</text:span></text:p>
                <text:p><text:span text:style-name="T6">clock=0,</text:span><text:span text:style-name="T6"><text:tab/></text:span><text:span text:style-name="T6">data=1,</text:span><text:span text:style-name="T6"><text:tab/></text:span><text:span text:style-name="T6">q=0</text:span></text:p>
                <text:p><text:span text:style-name="T6">clock=1,</text:span><text:span text:style-name="T6"><text:tab/></text:span><text:span text:style-name="T6">data=1,</text:span><text:span text:style-name="T6"><text:tab/></text:span><text:span text:style-name="T6">q=1</text:span></text:p>
                <text:p><text:span text:style-name="T6">clock=0,</text:span><text:span text:style-name="T6"><text:tab/></text:span><text:span text:style-name="T6">data=1,</text:span><text:span text:style-name="T6"><text:tab/></text:span><text:span text:style-name="T6">q=1</text:span></text:p>
                <text:p><text:span text:style-name="T6"/></text:p>
              </table:table-cell>
              <table:table-cell>
                <text:p><text:span text:style-name="T6">pass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3:25:03.822648879</meta:creation-date>
    <dc:date>2016-11-16T10:08:21.706544681</dc:date>
    <meta:editing-duration>PT50M57S</meta:editing-duration>
    <meta:editing-cycles>13</meta:editing-cycles>
    <meta:generator>LibreOffice/4.3.7.2$Linux_X86_64 LibreOffice_project/430$Build-2</meta:generator>
    <meta:document-statistic meta:object-count="28"/>
  </office:meta>
</office:document-meta>
</file>